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hatch" draw:fill-color="#aecf00" draw:fill-hatch-name="Hatching_20_2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ff950e" draw:fill-hatch-name="Hatching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="hatch" draw:fill-color="#ff950e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11" style:family="graphic" style:parent-style-name="standard">
      <style:graphic-properties draw:fill="hatch" draw:fill-color="#83caff" draw:fill-hatch-name="Hatching_20_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197cm" svg:x="10.906cm" svg:y="1.889cm">
          <text:p text:style-name="P1"><text:span text:style-name="T1">wh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2.794cm" svg:height="1.197cm" svg:x="12.43cm" svg:y="5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3" draw:text-style-name="P3" xml:id="id3" draw:id="id3" draw:layer="layout" svg:width="3.429cm" svg:height="2.872cm" svg:x="12.43cm" svg:y="7.154cm">
          <text:p text:style-name="P1"><text:span text:style-name="T2">È scaduto il</text:span></text:p>
          <text:p text:style-name="P1"><text:span text:style-name="T2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3" draw:text-style-name="P3" xml:id="id6" draw:id="id6" draw:layer="layout" svg:width="4.318cm" svg:height="2.872cm" svg:x="6.969cm" svg:y="3.54cm">
          <text:p text:style-name="P1"><text:span text:style-name="T2">Ho una </text:span></text:p>
          <text:p text:style-name="P1"><text:span text:style-name="T2">trasmiss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4" draw:id="id4" draw:layer="layout" svg:width="3.429cm" svg:height="2.154cm" svg:x="18.018cm" svg:y="5.844cm">
          <text:p text:style-name="P1"><text:span text:style-name="T2">Allora ci sono </text:span></text:p>
          <text:p text:style-name="P1"><text:span text:style-name="T2">dati da ricevere</text:span></text:p>
          <text:p text:style-name="P1"><text:span text:style-name="T2">(BLR potenzial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5" draw:text-style-name="P3" xml:id="id5" draw:id="id5" draw:layer="layout" svg:width="3.683cm" svg:height="3.47cm" svg:x="22.336cm" svg:y="3.69cm">
          <text:p text:style-name="P1"><text:span text:style-name="T2">Il pacchetto è </text:span></text:p>
          <text:p text:style-name="P1"><text:span text:style-name="T2">Comple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4" draw:text-style-name="P3" xml:id="id7" draw:id="id7" draw:layer="layout" svg:width="3.302cm" svg:height="1.996cm" svg:x="18.272cm" svg:y="11.776cm">
          <text:p text:style-name="P1"><text:span text:style-name="T2">CRC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2.43cm" svg:y1="8.59cm" svg:x2="11.287cm" svg:y2="4.976cm" draw:start-shape="id3" draw:start-glue-point="5" draw:end-shape="id6" draw:end-glue-point="7" svg:d="m12430 8590h-571v-3614h-572" svg:viewBox="0 0 1144 3615">
          <text:p/>
        </draw:connector>
        <draw:connector draw:style-name="gr2" draw:text-style-name="P1" draw:layer="layout" svg:x1="26.019cm" svg:y1="5.425cm" svg:x2="19.923cm" svg:y2="11.776cm" draw:start-shape="id5" draw:start-glue-point="7" draw:end-shape="id7" draw:end-glue-point="4" svg:d="m26019 5425h501v4044h-6597v2307" svg:viewBox="0 0 6598 6352">
          <text:p/>
        </draw:connector>
        <draw:custom-shape draw:style-name="gr3" draw:text-style-name="P3" xml:id="id18" draw:id="id18" draw:layer="layout" svg:width="3.81cm" svg:height="3.59cm" svg:x="2.397cm" svg:y="3.205cm">
          <text:p text:style-name="P1"><text:span text:style-name="T2">È scaduto </text:span></text:p>
          <text:p text:style-name="P1"><text:span text:style-name="T2">Il timeout</text:span></text:p>
          <text:p text:style-name="P1"><text:span text:style-name="T2">Per l´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8" draw:id="id8" draw:layer="layout" svg:width="6.858cm" svg:height="2.862cm" svg:x="7.483cm" svg:y="11.343cm">
          <text:p text:style-name="P1"><text:span text:style-name="T2">Ho dei dati da spedire </text:span></text:p>
          <text:p text:style-name="P1"><text:span text:style-name="T2">(cioè buffer locale di </text:span></text:p>
          <text:p text:style-name="P1"><text:span text:style-name="T2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4" draw:layer="layout" svg:width="1.27cm" svg:height="0.806cm" svg:x="15.732cm" svg:y="7.872cm">
          <draw:text-box>
            <text:p><text:span text:style-name="T3">NO</text:span></text:p>
          </draw:text-box>
        </draw:frame>
        <draw:frame draw:style-name="gr7" draw:text-style-name="P6" draw:layer="layout" svg:width="1.016cm" svg:height="0.806cm" svg:x="21.066cm" svg:y="15.681cm">
          <draw:text-box>
            <text:p text:style-name="P5"><text:span text:style-name="T3">SI</text:span></text:p>
          </draw:text-box>
        </draw:frame>
        <draw:frame draw:style-name="gr7" draw:text-style-name="P6" draw:layer="layout" svg:width="1.016cm" svg:height="0.806cm" svg:x="6.461cm" svg:y="4.131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21.701cm" svg:y="4.121cm">
          <draw:text-box>
            <text:p><text:span text:style-name="T3">NO</text:span></text:p>
          </draw:text-box>
        </draw:frame>
        <draw:frame draw:style-name="gr8" draw:text-style-name="P4" draw:layer="layout" svg:width="1.016cm" svg:height="0.837cm" svg:x="25.384cm" svg:y="5.958cm">
          <draw:text-box>
            <text:p><text:span text:style-name="T3">SI</text:span></text:p>
          </draw:text-box>
        </draw:frame>
        <draw:frame draw:style-name="gr7" draw:text-style-name="P4" draw:layer="layout" svg:width="1.27cm" svg:height="0.806cm" svg:x="7.985cm" svg:y="6.29cm">
          <draw:text-box>
            <text:p><text:span text:style-name="T3">NO</text:span></text:p>
          </draw:text-box>
        </draw:frame>
        <draw:custom-shape draw:style-name="gr3" draw:text-style-name="P3" xml:id="id9" draw:id="id9" draw:layer="layout" svg:width="5.08cm" svg:height="2.077cm" svg:x="9.642cm" svg:y="15.308cm">
          <text:p text:style-name="P1"><text:span text:style-name="T2">Ho già allocato</text:span></text:p>
          <text:p text:style-name="P1"><text:span text:style-name="T2">dati nella LT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912cm" svg:y1="14.205cm" svg:x2="12.182cm" svg:y2="15.308cm" draw:start-shape="id8" draw:start-glue-point="6" draw:end-shape="id9" draw:end-glue-point="4" svg:d="m10912 14205v552h1270v551" svg:viewBox="0 0 1271 1104">
          <text:p/>
        </draw:connector>
        <draw:frame draw:style-name="gr6" draw:text-style-name="P6" draw:layer="layout" svg:width="1.016cm" svg:height="0.806cm" svg:x="11.039cm" svg:y="14.726cm">
          <draw:text-box draw:corner-radius="0.381cm">
            <text:p text:style-name="P5"><text:span text:style-name="T3">SI</text:span></text:p>
          </draw:text-box>
        </draw:frame>
        <draw:custom-shape draw:style-name="gr3" draw:text-style-name="P3" xml:id="id10" draw:id="id10" draw:layer="layout" svg:width="4.318cm" svg:height="1.559cm" svg:x="11.674cm" svg:y="18.202cm">
          <text:p text:style-name="P1"><text:span text:style-name="T2">Ho il mezzo</text:span></text:p>
          <text:p text:style-name="P1"><text:span text:style-name="T2">Disponib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722cm" svg:y1="16.347cm" svg:x2="15.992cm" svg:y2="18.981cm" draw:start-shape="id9" draw:start-glue-point="7" draw:end-shape="id10" draw:end-glue-point="7" svg:d="m14722 16347h1772v2634h-502" svg:viewBox="0 0 1773 2635">
          <text:p/>
        </draw:connector>
        <draw:custom-shape draw:style-name="gr3" draw:text-style-name="P3" xml:id="id11" draw:id="id11" draw:layer="layout" svg:width="3.556cm" svg:height="2.226cm" svg:x="5.07cm" svg:y="17.089cm">
          <text:p text:style-name="P1"><text:span text:style-name="T2">Trasferisci dati</text:span></text:p>
          <text:p text:style-name="P1"><text:span text:style-name="T2">da LTL a L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642cm" svg:y1="16.347cm" svg:x2="6.848cm" svg:y2="17.089cm" draw:start-shape="id9" draw:start-glue-point="5" draw:end-shape="id11" draw:end-glue-point="4" svg:d="m9642 16347h-2794v742" svg:viewBox="0 0 2795 743">
          <text:p/>
        </draw:connector>
        <draw:connector draw:style-name="gr2" draw:text-style-name="P1" draw:layer="layout" svg:x1="8.626cm" svg:y1="18.202cm" svg:x2="13.833cm" svg:y2="18.202cm" draw:start-shape="id11" draw:start-glue-point="7" draw:end-shape="id10" draw:end-glue-point="4" svg:d="m8626 18202h1525v-502h3682v502" svg:viewBox="0 0 5208 503">
          <text:p/>
        </draw:connector>
        <draw:frame draw:style-name="gr9" draw:text-style-name="P6" draw:layer="layout" svg:width="1.016cm" svg:height="1.651cm" svg:x="14.843cm" svg:y="15.605cm">
          <draw:text-box draw:corner-radius="8.63cm">
            <text:p text:style-name="P5"><text:span text:style-name="T3">SI</text:span></text:p>
          </draw:text-box>
        </draw:frame>
        <draw:frame draw:style-name="gr7" draw:text-style-name="P6" draw:layer="layout" svg:width="1.016cm" svg:height="0.806cm" svg:x="13.954cm" svg:y="19.669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8.493cm" svg:y="15.605cm">
          <draw:text-box>
            <text:p><text:span text:style-name="T3">NO</text:span></text:p>
          </draw:text-box>
        </draw:frame>
        <draw:custom-shape draw:style-name="gr3" draw:text-style-name="P3" xml:id="id12" draw:id="id12" draw:layer="layout" svg:width="3.175cm" svg:height="0.966cm" svg:x="12.309cm" svg:y="20.354cm">
          <text:p text:style-name="P1"><text:span text:style-name="T2">Mando un 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833cm" svg:y1="19.761cm" svg:x2="13.897cm" svg:y2="20.354cm" draw:start-shape="id10" draw:start-glue-point="6" draw:end-shape="id12" draw:end-glue-point="4" svg:d="m13833 19761v297h64v296" svg:viewBox="0 0 65 594">
          <text:p/>
        </draw:connector>
        <draw:connector draw:style-name="gr2" draw:text-style-name="P1" draw:layer="layout" draw:line-skew="3.717cm" svg:x1="12.309cm" svg:y1="20.837cm" svg:x2="1.046cm" svg:y2="22.767cm" draw:start-shape="id12" draw:start-glue-point="5" svg:d="m12309 20837h-2165v1930h-9098" svg:viewBox="0 0 11264 1931">
          <text:p/>
        </draw:connector>
        <draw:connector draw:style-name="gr2" draw:text-style-name="P1" draw:layer="layout" draw:line-skew="3.303cm" svg:x1="11.674cm" svg:y1="18.981cm" svg:x2="0.984cm" svg:y2="21.721cm" draw:start-shape="id10" draw:start-glue-point="5" svg:d="m11674 18981h-2292v2740h-8398" svg:viewBox="0 0 10691 2741">
          <text:p/>
        </draw:connector>
        <draw:frame draw:style-name="gr7" draw:text-style-name="P4" draw:layer="layout" svg:width="1.27cm" svg:height="0.806cm" svg:x="10.525cm" svg:y="18.228cm">
          <draw:text-box>
            <text:p><text:span text:style-name="T3">NO</text:span></text:p>
          </draw:text-box>
        </draw:frame>
        <draw:custom-shape draw:style-name="gr4" draw:text-style-name="P3" xml:id="id13" draw:id="id13" draw:layer="layout" svg:width="2.921cm" svg:height="1.215cm" svg:x="23.098cm" svg:y="12.297cm">
          <text:p text:style-name="P1"><text:span text:style-name="T2">Resetta indice </text:span></text:p>
          <text:p text:style-name="P1"><text:span text:style-name="T2">progressiv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4" draw:id="id14" draw:layer="layout" svg:width="3.556cm" svg:height="1.648cm" svg:x="21.828cm" svg:y="14.726cm">
          <text:p text:style-name="P1"><text:span text:style-name="T2">Siamo in </text:span></text:p>
          <text:p text:style-name="P1"><text:span text:style-name="T2">Ricezion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5" draw:id="id15" draw:layer="layout" svg:width="3.302cm" svg:height="0.781cm" svg:x="19.542cm" svg:y="17.069cm">
          <text:p text:style-name="P1"><text:span text:style-name="T2">Elimina 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6" draw:id="id16" draw:layer="layout" svg:width="4.572cm" svg:height="1.562cm" svg:x="21.828cm" svg:y="18.457cm">
          <text:p text:style-name="P1"><text:span text:style-name="T2">Imposta il mezzo </text:span></text:p>
          <text:p text:style-name="P1"><text:span text:style-name="T2">Occupato per un </text:span></text:p>
          <text:p text:style-name="P1"><text:span text:style-name="T2">Tempo tra 4 e 6 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1.574cm" svg:y1="12.774cm" svg:x2="23.098cm" svg:y2="12.904cm" draw:start-shape="id7" draw:start-glue-point="7" draw:end-shape="id13" draw:end-glue-point="5" svg:d="m21574 12774h762v130h762" svg:viewBox="0 0 1525 131">
          <text:p/>
        </draw:connector>
        <draw:connector draw:style-name="gr2" draw:text-style-name="P1" draw:layer="layout" svg:x1="24.558cm" svg:y1="13.512cm" svg:x2="23.606cm" svg:y2="14.726cm" draw:start-shape="id13" draw:start-glue-point="6" draw:end-shape="id14" draw:end-glue-point="4" svg:d="m24558 13512v607h-952v607" svg:viewBox="0 0 953 1215">
          <text:p/>
        </draw:connector>
        <draw:connector draw:style-name="gr2" draw:text-style-name="P1" draw:layer="layout" svg:x1="21.828cm" svg:y1="15.55cm" svg:x2="21.193cm" svg:y2="17.069cm" draw:start-shape="id14" draw:start-glue-point="5" draw:end-shape="id15" draw:end-glue-point="4" svg:d="m21828 15550h-635v1519" svg:viewBox="0 0 636 1520">
          <text:p/>
        </draw:connector>
        <draw:connector draw:style-name="gr2" draw:text-style-name="P1" draw:layer="layout" svg:x1="25.384cm" svg:y1="15.55cm" svg:x2="24.114cm" svg:y2="18.457cm" draw:start-shape="id14" draw:start-glue-point="7" draw:end-shape="id16" draw:end-glue-point="4" svg:d="m25384 15550h502v1866h-1772v1041" svg:viewBox="0 0 1773 2908">
          <text:p/>
        </draw:connector>
        <draw:frame draw:style-name="gr7" draw:text-style-name="P6" draw:layer="layout" svg:width="1.016cm" svg:height="0.806cm" svg:x="21.447cm" svg:y="12.267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24.749cm" svg:y="15.767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21.193cm" svg:y1="17.85cm" svg:x2="21.828cm" svg:y2="19.238cm" draw:start-shape="id15" draw:start-glue-point="6" draw:end-shape="id16" svg:d="m21193 17850v1388h635" svg:viewBox="0 0 636 1389">
          <text:p/>
        </draw:connector>
        <draw:custom-shape draw:style-name="gr4" draw:text-style-name="P3" xml:id="id17" draw:id="id17" draw:layer="layout" svg:width="2.921cm" svg:height="1.841cm" svg:x="18.145cm" svg:y="22.781cm">
          <text:p text:style-name="P1"><text:span text:style-name="T2">Il pacchetto</text:span></text:p>
          <text:p text:style-name="P1"><text:span text:style-name="T2">È per no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8.272cm" svg:y1="12.774cm" svg:x2="19.605cm" svg:y2="22.781cm" draw:start-shape="id7" draw:start-glue-point="5" draw:end-shape="id17" draw:end-glue-point="4" svg:d="m18272 12774h-501v5503h1834v4504" svg:viewBox="0 0 1835 10008">
          <text:p/>
        </draw:connector>
        <draw:frame draw:style-name="gr6" draw:text-style-name="P4" draw:layer="layout" svg:width="1.27cm" svg:height="0.806cm" svg:x="17.764cm" svg:y="13.078cm">
          <draw:text-box>
            <text:p><text:span text:style-name="T3">NO</text:span></text:p>
          </draw:text-box>
        </draw:frame>
        <draw:frame draw:style-name="gr10" draw:text-style-name="P4" draw:layer="layout" svg:width="1.27cm" svg:height="0.806cm" svg:x="1.508cm" svg:y="4.302cm">
          <draw:text-box>
            <text:p><text:span text:style-name="T3">NO</text:span></text:p>
          </draw:text-box>
        </draw:frame>
        <draw:custom-shape draw:style-name="gr11" draw:text-style-name="P3" xml:id="id19" draw:id="id19" draw:layer="layout" svg:width="5.334cm" svg:height="3.302cm" svg:x="7.985cm" svg:y="25.511cm">
          <text:p text:style-name="P1"><text:span text:style-name="T2">Ci sono ancora dati </text:span></text:p>
          <text:p text:style-name="P1"><text:span text:style-name="T2">Nella stessa sequenza</text:span></text:p>
          <text:p text:style-name="P1"><text:span text:style-name="T2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7.62cm" svg:x1="4.302cm" svg:y1="6.795cm" svg:x2="10.652cm" svg:y2="25.511cm" draw:start-shape="id18" draw:start-glue-point="6" draw:end-shape="id19" svg:d="m4302 6795v16979h6350v1737" svg:viewBox="0 0 6351 18717">
          <text:p/>
        </draw:connector>
        <draw:frame draw:style-name="gr6" draw:text-style-name="P6" draw:layer="layout" svg:width="1.016cm" svg:height="0.806cm" svg:x="3.54cm" svg:y="6.715cm">
          <draw:text-box>
            <text:p text:style-name="P5"><text:span text:style-name="T3">SI</text:span></text:p>
          </draw:text-box>
        </draw:frame>
        <draw:custom-shape draw:style-name="gr4" draw:text-style-name="P3" xml:id="id21" draw:id="id21" draw:layer="layout" svg:width="3.683cm" svg:height="1.778cm" svg:x="22.336cm" svg:y="22.717cm">
          <text:p text:style-name="P1"><text:span text:style-name="T2">È un RT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20" draw:id="id20" draw:layer="layout" svg:width="2.921cm" svg:height="1.397cm" svg:x="13.7cm" svg:y="24.114cm">
          <text:p text:style-name="P1"><text:span text:style-name="T2">È un C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381cm" svg:x1="18.145cm" svg:y1="23.701cm" svg:x2="15.16cm" svg:y2="24.114cm" draw:start-shape="id17" draw:start-glue-point="5" draw:end-shape="id20" draw:end-glue-point="4" svg:d="m18145 23701h-1143v-89h-1842v502" svg:viewBox="0 0 2986 503">
          <text:p/>
        </draw:connector>
        <draw:connector draw:style-name="gr2" draw:text-style-name="P1" draw:layer="layout" svg:x1="21.066cm" svg:y1="23.701cm" svg:x2="22.336cm" svg:y2="23.606cm" draw:start-shape="id17" draw:start-glue-point="7" draw:end-shape="id21" draw:end-glue-point="5" svg:d="m21066 23701h635v-95h635" svg:viewBox="0 0 1271 96">
          <text:p/>
        </draw:connector>
        <draw:frame draw:style-name="gr12" draw:text-style-name="P6" draw:layer="layout" svg:width="1.016cm" svg:height="0.806cm" svg:x="17.383cm" svg:y="22.717cm">
          <draw:text-box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0.558cm" svg:y="22.673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26.019cm" svg:y1="23.606cm" svg:x2="28.531cm" svg:y2="23.621cm" draw:start-shape="id21" draw:start-glue-point="7" svg:d="m26019 23606h1507v15h1005" svg:viewBox="0 0 2513 16">
          <text:p/>
        </draw:connector>
        <draw:frame draw:style-name="gr13" draw:text-style-name="P4" draw:layer="layout" svg:width="1.27cm" svg:height="0.806cm" svg:x="26.146cm" svg:y="22.927cm">
          <draw:text-box draw:corner-radius="8.636cm">
            <text:p><text:span text:style-name="T3">NO</text:span></text:p>
          </draw:text-box>
        </draw:frame>
        <draw:custom-shape draw:style-name="gr4" draw:text-style-name="P3" xml:id="id22" draw:id="id22" draw:layer="layout" svg:width="3.429cm" svg:height="2.794cm" svg:x="23.098cm" svg:y="26.146cm">
          <text:p text:style-name="P1"><text:span text:style-name="T2">Aggiorna il tempo</text:span></text:p>
          <text:p text:style-name="P1"><text:span text:style-name="T2">Di occupazione </text:span></text:p>
          <text:p text:style-name="P1"><text:span text:style-name="T2">Del cana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4.177cm" svg:y1="24.495cm" svg:x2="24.813cm" svg:y2="26.146cm" draw:start-shape="id21" draw:start-glue-point="6" draw:end-shape="id22" draw:end-glue-point="4" svg:d="m24177 24495v826h636v825" svg:viewBox="0 0 637 1652">
          <text:p/>
        </draw:connector>
        <draw:connector draw:style-name="gr2" draw:text-style-name="P1" draw:layer="layout" svg:x1="26.527cm" svg:y1="27.543cm" svg:x2="28.594cm" svg:y2="27.542cm" draw:start-shape="id22" draw:start-glue-point="7" svg:d="m26527 27543h1284v-1h783" svg:viewBox="0 0 2068 2">
          <text:p/>
        </draw:connector>
        <draw:frame draw:style-name="gr12" draw:text-style-name="P6" draw:layer="layout" svg:width="1.016cm" svg:height="0.806cm" svg:x="24.622cm" svg:y="24.578cm">
          <draw:text-box>
            <text:p text:style-name="P5"><text:span text:style-name="T3">SI</text:span></text:p>
          </draw:text-box>
        </draw:frame>
        <draw:custom-shape draw:style-name="gr4" draw:text-style-name="P3" xml:id="id24" draw:id="id24" draw:layer="layout" svg:width="4.191cm" svg:height="2.667cm" svg:x="16.367cm" svg:y="27.162cm">
          <text:p text:style-name="P1"><text:span text:style-name="T2">Avevo mandato </text:span></text:p>
          <text:p text:style-name="P1"><text:span text:style-name="T2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23" draw:id="id23" draw:layer="layout" svg:width="2.54cm" svg:height="1.524cm" svg:x="4.048cm" svg:y="26.4cm">
          <text:p text:style-name="P1"><text:span text:style-name="T2">È un 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7cm" svg:y1="24.813cm" svg:x2="5.318cm" svg:y2="26.4cm" draw:start-shape="id20" draw:start-glue-point="5" draw:end-shape="id23" draw:end-glue-point="4" svg:d="m13700 24813h-8382v1587" svg:viewBox="0 0 8383 1588">
          <text:p/>
        </draw:connector>
        <draw:connector draw:style-name="gr2" draw:text-style-name="P1" draw:layer="layout" svg:x1="16.621cm" svg:y1="24.813cm" svg:x2="18.462cm" svg:y2="27.162cm" draw:start-shape="id20" draw:start-glue-point="7" draw:end-shape="id24" svg:d="m16621 24813h1841v2349" svg:viewBox="0 0 1842 2350">
          <text:p/>
        </draw:connector>
        <draw:frame draw:style-name="gr12" draw:text-style-name="P6" draw:layer="layout" svg:width="1.016cm" svg:height="0.806cm" svg:x="17.383cm" svg:y="24.959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draw:line-skew="-2.872cm" svg:x1="20.558cm" svg:y1="28.495cm" svg:x2="28.594cm" svg:y2="31.048cm" draw:start-shape="id24" draw:start-glue-point="7" svg:d="m20558 28495h1397v2553h6639" svg:viewBox="0 0 8037 2554">
          <text:p/>
        </draw:connector>
        <draw:frame draw:style-name="gr13" draw:text-style-name="P4" draw:layer="layout" svg:width="1.27cm" svg:height="0.806cm" svg:x="20.685cm" svg:y="27.88cm">
          <draw:text-box draw:corner-radius="8.636cm">
            <text:p><text:span text:style-name="T3">NO</text:span></text:p>
          </draw:text-box>
        </draw:frame>
        <draw:custom-shape draw:style-name="gr4" draw:text-style-name="P3" xml:id="id25" draw:id="id25" draw:layer="layout" svg:width="3.683cm" svg:height="1.524cm" svg:x="3.159cm" svg:y="30.464cm">
          <text:p text:style-name="P1"><text:span text:style-name="T2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048cm" svg:y1="27.162cm" svg:x2="5cm" svg:y2="30.464cm" draw:start-shape="id23" draw:start-glue-point="5" draw:end-shape="id25" draw:end-glue-point="4" svg:d="m4048 27162h-501v2033h1453v1269" svg:viewBox="0 0 1454 3303">
          <text:p/>
        </draw:connector>
        <draw:frame draw:style-name="gr13" draw:text-style-name="P4" draw:layer="layout" svg:width="1.27cm" svg:height="0.806cm" svg:x="12.557cm" svg:y="24.959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6.588cm" svg:y1="27.162cm" svg:x2="7.985cm" svg:y2="27.162cm" draw:start-shape="id23" draw:start-glue-point="7" draw:end-shape="id19" draw:end-glue-point="5" svg:d="m6588 27162h1397" svg:viewBox="0 0 1398 1">
          <text:p/>
        </draw:connector>
        <draw:frame draw:style-name="gr12" draw:text-style-name="P6" draw:layer="layout" svg:width="1.016cm" svg:height="0.806cm" svg:x="6.588cm" svg:y="26.356cm">
          <draw:text-box draw:corner-radius="1.016cm"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.778cm" svg:y="26.4cm">
          <draw:text-box draw:corner-radius="8.636cm">
            <text:p><text:span text:style-name="T3">NO</text:span></text:p>
          </draw:text-box>
        </draw:frame>
        <draw:custom-shape draw:style-name="gr11" draw:text-style-name="P3" xml:id="id26" draw:id="id26" draw:layer="layout" svg:width="4.318cm" svg:height="2.921cm" svg:x="12.557cm" svg:y="30.083cm">
          <text:p text:style-name="P1"><text:span text:style-name="T2">Spedisci blocco dati</text:span></text:p>
          <text:p text:style-name="P1"><text:span text:style-name="T2">Attualmente in </text:span></text:p>
          <text:p text:style-name="P1"><text:span text:style-name="T2">Elaborazione</text:span></text:p>
          <text:p text:style-name="P1"><text:span text:style-name="T2">(LTT → BL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319cm" svg:y1="27.162cm" svg:x2="14.716cm" svg:y2="30.083cm" draw:start-shape="id19" draw:start-glue-point="7" draw:end-shape="id26" draw:end-glue-point="4" svg:d="m13319 27162h1397v2921" svg:viewBox="0 0 1398 2922">
          <text:p/>
        </draw:connector>
        <draw:connector draw:style-name="gr2" draw:text-style-name="P1" draw:layer="layout" svg:x1="18.462cm" svg:y1="29.829cm" svg:x2="16.875cm" svg:y2="31.543cm" draw:start-shape="id24" draw:start-glue-point="6" draw:end-shape="id26" svg:d="m18462 29829v1714h-1587" svg:viewBox="0 0 1588 1715">
          <text:p/>
        </draw:connector>
        <draw:frame draw:style-name="gr12" draw:text-style-name="P6" draw:layer="layout" svg:width="1.016cm" svg:height="0.806cm" svg:x="18.526cm" svg:y="29.531cm">
          <draw:text-box draw:corner-radius="1.016cm">
            <text:p text:style-name="P5"><text:span text:style-name="T3">SI</text:span></text:p>
          </draw:text-box>
        </draw:frame>
        <draw:frame draw:style-name="gr12" draw:text-style-name="P6" draw:layer="layout" svg:width="1.016cm" svg:height="0.806cm" svg:x="13.7cm" svg:y="27.245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14.716cm" svg:y1="33.004cm" svg:x2="28.563cm" svg:y2="33.503cm" draw:start-shape="id26" draw:start-glue-point="6" svg:d="m14716 33004v501h13847v-2" svg:viewBox="0 0 13848 502">
          <text:p/>
        </draw:connector>
        <draw:custom-shape draw:style-name="gr11" draw:text-style-name="P3" xml:id="id29" draw:id="id29" draw:layer="layout" svg:width="3.048cm" svg:height="2.921cm" svg:x="8.747cm" svg:y="31.734cm">
          <text:p text:style-name="P1"><text:span text:style-name="T2">Trasmissione </text:span></text:p>
          <text:p text:style-name="P1"><text:span text:style-name="T2">Terminata con </text:span></text:p>
          <text:p text:style-name="P1"><text:span text:style-name="T2">Successo. </text:span></text:p>
          <text:p text:style-name="P1"><text:span text:style-name="T2">Elimina buffer </text:span></text:p>
          <text:p text:style-name="P1"><text:span text:style-name="T2">tempor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7" draw:id="id27" draw:layer="layout" svg:width="2.794cm" svg:height="2.54cm" svg:x="2.016cm" svg:y="33.766cm">
          <text:p text:style-name="P1"><text:span text:style-name="T2">Manda un</text:span></text:p>
          <text:p text:style-name="P1"><text:span text:style-name="T2">C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.159cm" svg:y1="31.226cm" svg:x2="3.413cm" svg:y2="33.766cm" draw:start-shape="id25" draw:start-glue-point="5" draw:end-shape="id27" draw:end-glue-point="4" svg:d="m3159 31226h-502v1652h756v888" svg:viewBox="0 0 757 2541">
          <text:p/>
        </draw:connector>
        <draw:custom-shape draw:style-name="gr4" draw:text-style-name="P3" xml:id="id28" draw:id="id28" draw:layer="layout" svg:width="3.556cm" svg:height="1.905cm" svg:x="6.207cm" svg:y="35.544cm">
          <text:p text:style-name="P1"><text:span text:style-name="T2">Allora si tratta </text:span></text:p>
          <text:p text:style-name="P1"><text:span text:style-name="T2">Di un pacchetto</text:span></text:p>
          <text:p text:style-name="P1"><text:span text:style-name="T2">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842cm" svg:y1="31.226cm" svg:x2="7.985cm" svg:y2="35.544cm" draw:start-shape="id25" draw:start-glue-point="7" draw:end-shape="id28" draw:end-glue-point="4" svg:d="m6842 31226h1143v4318" svg:viewBox="0 0 1144 4319">
          <text:p/>
        </draw:connector>
        <draw:connector draw:style-name="gr2" draw:text-style-name="P1" draw:layer="layout" svg:x1="10.652cm" svg:y1="28.813cm" svg:x2="10.271cm" svg:y2="31.734cm" draw:start-shape="id19" draw:start-glue-point="6" draw:end-shape="id29" draw:end-glue-point="4" svg:d="m10652 28813v1461h-381v1460" svg:viewBox="0 0 382 2922">
          <text:p/>
        </draw:connector>
        <draw:frame draw:style-name="gr13" draw:text-style-name="P4" draw:layer="layout" svg:width="1.27cm" svg:height="0.806cm" svg:x="9.255cm" svg:y="29.067cm">
          <draw:text-box draw:corner-radius="8.636cm">
            <text:p><text:span text:style-name="T3">NO</text:span></text:p>
          </draw:text-box>
        </draw:frame>
        <draw:frame draw:style-name="gr13" draw:text-style-name="P4" draw:layer="layout" svg:width="1.27cm" svg:height="0.806cm" svg:x="6.588cm" svg:y="31.48cm">
          <draw:text-box draw:corner-radius="8.636cm">
            <text:p><text:span text:style-name="T3">NO</text:span></text:p>
          </draw:text-box>
        </draw:frame>
        <draw:frame draw:style-name="gr12" draw:text-style-name="P6" draw:layer="layout" svg:width="1.016cm" svg:height="0.806cm" svg:x="2.651cm" svg:y="31.734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3.413cm" svg:y1="36.306cm" svg:x2="1.046cm" svg:y2="36.857cm" draw:start-shape="id27" draw:start-glue-point="6" svg:d="m3413 36306v527h-2367v24" svg:viewBox="0 0 2368 552">
          <text:p/>
        </draw:connector>
        <draw:custom-shape draw:style-name="gr11" draw:text-style-name="P3" xml:id="id30" draw:id="id30" draw:layer="layout" svg:width="10.033cm" svg:height="1.27cm" svg:x="14.208cm" svg:y="34.401cm">
          <text:p text:style-name="P1"><text:span text:style-name="T2">Imposta il tempo di occupazione del mezzo su un </text:span></text:p>
          <text:p text:style-name="P1"><text:span text:style-name="T2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1" draw:id="id31" draw:layer="layout" svg:width="7.112cm" svg:height="2.159cm" svg:x="2.397cm" svg:y="38.338cm">
          <text:p text:style-name="P1"><text:span text:style-name="T2">Aggiungi un elemento al buffer </text:span></text:p>
          <text:p text:style-name="P1"><text:span text:style-name="T2">temporaneo ed inserisci i dati</text:span></text:p>
          <text:p text:style-name="P1"><text:span text:style-name="T2">(BLR → LT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34.655cm" svg:x2="14.208cm" svg:y2="35.036cm" draw:start-shape="id29" draw:start-glue-point="6" draw:end-shape="id30" draw:end-glue-point="5" svg:d="m10271 34655v501h2731v-120h1206" svg:viewBox="0 0 3938 502">
          <text:p/>
        </draw:connector>
        <draw:connector draw:style-name="gr2" draw:text-style-name="P1" draw:layer="layout" svg:x1="7.985cm" svg:y1="37.449cm" svg:x2="5.953cm" svg:y2="38.338cm" draw:start-shape="id28" draw:start-glue-point="6" draw:end-shape="id31" draw:end-glue-point="4" svg:d="m7985 37449v444h-2032v445" svg:viewBox="0 0 2033 890">
          <text:p/>
        </draw:connector>
        <draw:custom-shape draw:style-name="gr4" draw:text-style-name="P3" xml:id="id32" draw:id="id32" draw:layer="layout" svg:width="4.953cm" svg:height="2.54cm" svg:x="10.779cm" svg:y="36.306cm">
          <text:p text:style-name="P1"><text:span text:style-name="T2">Numero </text:span></text:p>
          <text:p text:style-name="P1"><text:span text:style-name="T2">Regressivo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509cm" svg:y1="39.418cm" svg:x2="10.779cm" svg:y2="37.576cm" draw:start-shape="id31" draw:start-glue-point="7" draw:end-shape="id32" draw:end-glue-point="5" svg:d="m9509 39418h635v-1842h635" svg:viewBox="0 0 1271 1843">
          <text:p/>
        </draw:connector>
        <draw:custom-shape draw:style-name="gr4" draw:text-style-name="P3" xml:id="id33" draw:id="id33" draw:layer="layout" svg:width="4.826cm" svg:height="0.762cm" svg:x="11.287cm" svg:y="39.354cm">
          <text:p text:style-name="P1"><text:span text:style-name="T2">Spedisci 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256cm" svg:y1="38.846cm" svg:x2="13.7cm" svg:y2="39.354cm" draw:start-shape="id32" draw:start-glue-point="6" draw:end-shape="id33" draw:end-glue-point="4" svg:d="m13256 38846v255h444v253" svg:viewBox="0 0 445 509">
          <text:p/>
        </draw:connector>
        <draw:frame draw:style-name="gr13" draw:text-style-name="P4" draw:layer="layout" svg:width="1.27cm" svg:height="0.806cm" svg:x="13.573cm" svg:y="38.592cm">
          <draw:text-box draw:corner-radius="8.636cm">
            <text:p><text:span text:style-name="T3">NO</text:span></text:p>
          </draw:text-box>
        </draw:frame>
        <draw:custom-shape draw:style-name="gr14" draw:text-style-name="P3" xml:id="id34" draw:id="id34" draw:layer="layout" svg:width="2.159cm" svg:height="3.302cm" svg:x="17.51cm" svg:y="36.433cm">
          <text:p text:style-name="P1"><text:span text:style-name="T2">Abbiamo </text:span></text:p>
          <text:p text:style-name="P1"><text:span text:style-name="T2">Ricevuto </text:span></text:p>
          <text:p text:style-name="P1"><text:span text:style-name="T2">L'ultimo </text:span></text:p>
          <text:p text:style-name="P1"><text:span text:style-name="T2">Pacchetto</text:span></text:p>
          <text:p text:style-name="P1"><text:span text:style-name="T2">Della </text:span></text:p>
          <text:p text:style-name="P1"><text:span text:style-name="T2">sequenz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35" draw:id="id35" draw:layer="layout" svg:width="3.302cm" svg:height="3.937cm" svg:x="20.685cm" svg:y="36.052cm">
          <text:p text:style-name="P1"><text:span text:style-name="T2">Accoda il buffer </text:span></text:p>
          <text:p text:style-name="P1"><text:span text:style-name="T2">Temporaneo a </text:span></text:p>
          <text:p text:style-name="P1"><text:span text:style-name="T2">Quello di </text:span></text:p>
          <text:p text:style-name="P1"><text:span text:style-name="T2">Ricezione</text:span></text:p>
          <text:p text:style-name="P1"><text:span text:style-name="T2">(LTR → LRL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32cm" svg:y1="37.576cm" svg:x2="17.51cm" svg:y2="38.084cm" draw:start-shape="id32" draw:start-glue-point="7" draw:end-shape="id34" draw:end-glue-point="5" svg:d="m15732 37576h889v508h889" svg:viewBox="0 0 1779 509">
          <text:p/>
        </draw:connector>
        <draw:connector draw:style-name="gr2" draw:text-style-name="P1" draw:layer="layout" svg:x1="19.669cm" svg:y1="38.084cm" svg:x2="20.685cm" svg:y2="38.021cm" draw:start-shape="id34" draw:start-glue-point="7" draw:end-shape="id35" draw:end-glue-point="5" svg:d="m19669 38084h508v-63h508" svg:viewBox="0 0 1017 64">
          <text:p/>
        </draw:connector>
        <draw:frame draw:style-name="gr12" draw:text-style-name="P6" draw:layer="layout" svg:width="1.016cm" svg:height="0.806cm" svg:x="15.605cm" svg:y="36.941cm">
          <draw:text-box draw:corner-radius="1.016cm">
            <text:p text:style-name="P5"><text:span text:style-name="T3">SI</text:span></text:p>
          </draw:text-box>
        </draw:frame>
        <draw:frame draw:style-name="gr6" draw:text-style-name="P6" draw:layer="layout" svg:width="1.016cm" svg:height="0.806cm" svg:x="11.795cm" svg:y="7.731cm">
          <draw:text-box draw:corner-radius="0.381cm">
            <text:p text:style-name="P5"><text:span text:style-name="T3">SI</text:span></text:p>
          </draw:text-box>
        </draw:frame>
        <draw:connector draw:style-name="gr15" draw:text-style-name="P1" xml:id="id36" draw:id="id36" draw:layer="layout" draw:line-skew="0.394cm" svg:x1="13.7cm" svg:y1="40.116cm" svg:x2="28.673cm" svg:y2="3.138cm" draw:start-shape="id33" draw:start-glue-point="6" svg:d="m13700 40116v896h14973v-37874" svg:viewBox="0 0 14974 37875">
          <text:p/>
        </draw:connector>
        <draw:connector draw:style-name="gr2" draw:text-style-name="P1" draw:layer="layout" svg:x1="28.673cm" svg:y1="3.138cm" svg:x2="15.811cm" svg:y2="2.488cm" draw:start-shape="id36" draw:start-glue-point="3" draw:end-shape="id1" draw:end-glue-point="9" svg:d="m28673 3138v-650h-12862" svg:viewBox="0 0 12863 651">
          <text:p/>
        </draw:connector>
        <draw:connector draw:style-name="gr15" draw:text-style-name="P1" xml:id="id37" draw:id="id37" draw:layer="layout" draw:line-skew="0.394cm" svg:x1="13.7cm" svg:y1="40.116cm" svg:x2="0.984cm" svg:y2="6.276cm" draw:start-shape="id33" draw:start-glue-point="6" svg:d="m13700 40116v896h-12716v-34736" svg:viewBox="0 0 12717 34737">
          <text:p/>
        </draw:connector>
        <draw:connector draw:style-name="gr2" draw:text-style-name="P1" draw:layer="layout" svg:x1="0.984cm" svg:y1="6.276cm" svg:x2="11.452cm" svg:y2="2.488cm" draw:start-shape="id37" draw:start-glue-point="3" draw:end-shape="id1" draw:end-glue-point="6" svg:d="m984 6276v-3788h10468" svg:viewBox="0 0 10469 3789">
          <text:p/>
        </draw:connector>
        <draw:connector draw:style-name="gr2" draw:text-style-name="P1" draw:layer="layout" draw:type="line" svg:x1="2.397cm" svg:y1="5cm" svg:x2="0.988cm" svg:y2="5.005cm" draw:start-shape="id18" svg:d="m2397 5000-1409 5" svg:viewBox="0 0 1410 6">
          <text:p/>
        </draw:connector>
        <draw:connector draw:style-name="gr2" draw:text-style-name="P1" draw:layer="layout" draw:type="line" svg:x1="26.4cm" svg:y1="19.238cm" svg:x2="28.658cm" svg:y2="19.254cm" draw:start-shape="id16" draw:start-glue-point="7" svg:d="m26400 19238 2258 16" svg:viewBox="0 0 2259 17">
          <text:p/>
        </draw:connector>
        <draw:connector draw:style-name="gr2" draw:text-style-name="P1" draw:layer="layout" draw:type="line" svg:x1="24.241cm" svg:y1="35.036cm" svg:x2="28.658cm" svg:y2="35.034cm" draw:start-shape="id30" draw:start-glue-point="7" svg:d="m24241 35036 4417-2" svg:viewBox="0 0 4418 3">
          <text:p/>
        </draw:connector>
        <draw:connector draw:style-name="gr2" draw:text-style-name="P1" draw:layer="layout" draw:type="line" svg:x1="6.969cm" svg:y1="4.976cm" svg:x2="6.207cm" svg:y2="5cm" draw:start-shape="id6" draw:end-shape="id18" svg:d="m6969 4976-762 24" svg:viewBox="0 0 763 25">
          <text:p/>
        </draw:connector>
        <draw:custom-shape draw:style-name="gr3" draw:text-style-name="P3" xml:id="id38" draw:id="id38" draw:layer="layout" svg:width="4.318cm" svg:height="2.872cm" svg:x="5.191cm" svg:y="7.526cm">
          <text:p text:style-name="P1"><text:span text:style-name="T2">Ho una </text:span></text:p>
          <text:p text:style-name="P1"><text:span text:style-name="T2">ricez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128cm" svg:y1="6.412cm" svg:x2="7.35cm" svg:y2="7.526cm" draw:start-shape="id6" draw:start-glue-point="6" draw:end-shape="id38" draw:end-glue-point="4" svg:d="m9128 6412v558h-1778v556" svg:viewBox="0 0 1779 1115">
          <text:p/>
        </draw:connector>
        <draw:connector draw:style-name="gr2" draw:text-style-name="P1" draw:layer="layout" svg:x1="9.509cm" svg:y1="8.962cm" svg:x2="10.912cm" svg:y2="11.343cm" draw:start-shape="id38" draw:start-glue-point="7" draw:end-shape="id8" draw:end-glue-point="4" svg:d="m9509 8962h1403v2381" svg:viewBox="0 0 1404 2382">
          <text:p/>
        </draw:connector>
        <draw:connector draw:style-name="gr2" draw:text-style-name="P1" draw:layer="layout" draw:type="line" svg:x1="5.191cm" svg:y1="8.962cm" svg:x2="0.988cm" svg:y2="8.958cm" draw:start-shape="id38" draw:start-glue-point="5" svg:d="m5191 8962-4203-4" svg:viewBox="0 0 4204 5">
          <text:p/>
        </draw:connector>
        <draw:frame draw:style-name="gr6" draw:text-style-name="P6" draw:layer="layout" svg:width="1.016cm" svg:height="0.806cm" svg:x="4.429cm" svg:y="8.874cm">
          <draw:text-box>
            <text:p text:style-name="P5"><text:span text:style-name="T3">SI</text:span></text:p>
          </draw:text-box>
        </draw:frame>
        <draw:frame draw:style-name="gr7" draw:text-style-name="P4" draw:layer="layout" svg:width="1.27cm" svg:height="0.806cm" svg:x="9.382cm" svg:y="8.239cm">
          <draw:text-box>
            <text:p><text:span text:style-name="T3">NO</text:span></text:p>
          </draw:text-box>
        </draw:frame>
        <draw:connector draw:style-name="gr2" draw:text-style-name="P1" draw:layer="layout" draw:type="line" svg:x1="7.483cm" svg:y1="12.774cm" svg:x2="0.988cm" svg:y2="12.783cm" draw:start-shape="id8" draw:start-glue-point="5" svg:d="m7483 12774-6495 9" svg:viewBox="0 0 6496 10">
          <text:p/>
        </draw:connector>
        <draw:frame draw:style-name="gr7" draw:text-style-name="P4" draw:layer="layout" svg:width="1.27cm" svg:height="0.806cm" svg:x="6.461cm" svg:y="12.049cm">
          <draw:text-box>
            <text:p><text:span text:style-name="T3">NO</text:span></text:p>
          </draw:text-box>
        </draw:frame>
        <draw:custom-shape draw:style-name="gr16" draw:text-style-name="P1" draw:layer="layout" svg:width="11.303cm" svg:height="1.651cm" svg:x="16.875cm" svg:y="0.492cm">
          <text:p text:style-name="P5">Ricezione e trasmissione si intendono</text:p>
          <text:p text:style-name="P5">verso il mezzo condiv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cm 0cm -1.271cm" svg:x1="23.987cm" svg:y1="38.021cm" svg:x2="16.113cm" svg:y2="39.735cm" draw:start-shape="id35" draw:start-glue-point="7" draw:end-shape="id33" draw:end-glue-point="7" svg:d="m23987 38021h502v2469h-7360v-755h-1016" svg:viewBox="0 0 8377 2470">
          <text:p/>
        </draw:connector>
        <draw:connector draw:style-name="gr2" draw:text-style-name="P1" draw:layer="layout" svg:x1="22.336cm" svg:y1="5.425cm" svg:x2="21.843cm" svg:y2="2.482cm" draw:start-shape="id5" draw:start-glue-point="5" svg:d="m22336 5425h-502v-2943h9" svg:viewBox="0 0 503 29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ff950e" draw:distance="0.102cm" draw:rotation="450"/>
    <draw:hatch draw:name="Hatching_20_2" draw:display-name="Hatching 2" draw:style="single" draw:color="#aecf00" draw:distance="0.102cm" draw:rotation="0"/>
    <draw:hatch draw:name="Hatching_20_3" draw:display-name="Hatching 3" draw:style="single" draw:color="#0084d1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1T10:34:06</meta:creation-date>
    <meta:editing-duration>P0D</meta:editing-duration>
    <meta:editing-cycles>2</meta:editing-cycles>
    <meta:generator>LibreOffice/3.5$Linux_x86 LibreOffice_project/350m1$Build-2</meta:generator>
    <dc:date>2014-02-21T10:37:00</dc:date>
    <dc:creator>Carlo Rimondi</dc:creator>
    <meta:document-statistic meta:object-count="130"/>
  </office:meta>
</office:document-meta>
</file>